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6b61e" officeooo:paragraph-rsid="0006b61e"/>
    </style:style>
    <style:style style:name="T1" style:family="text">
      <style:text-properties officeooo:rsid="000aa7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<text:span text:style-name="T1">Enumerated Type</text:span> Definitions</text:h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2-11-17T12:22:54.059000000</dc:date>
    <dc:creator>Jim Simpson</dc:creator>
    <meta:editing-duration>PT2M29S</meta:editing-duration>
    <meta:editing-cycles>4</meta:editing-cycles>
    <meta:document-statistic meta:table-count="0" meta:image-count="0" meta:object-count="0" meta:page-count="2" meta:paragraph-count="1" meta:word-count="3" meta:character-count="27" meta:non-whitespace-character-count="25"/>
  </office:meta>
</office:document-meta>
</file>